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820b" officeooo:paragraph-rsid="001a820b"/>
    </style:style>
    <style:style style:name="P2" style:family="paragraph" style:parent-style-name="Standard">
      <style:text-properties officeooo:rsid="001ac810" officeooo:paragraph-rsid="001bd4e6"/>
    </style:style>
    <style:style style:name="P3" style:family="paragraph" style:parent-style-name="Standard">
      <style:text-properties officeooo:paragraph-rsid="001d8168"/>
    </style:style>
    <style:style style:name="P4" style:family="paragraph" style:parent-style-name="Standard">
      <style:text-properties officeooo:paragraph-rsid="001dcba9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a820b" officeooo:paragraph-rsid="001a820b" style:font-weight-asian="bold" style:font-weight-complex="bold"/>
    </style:style>
    <style:style style:name="P6" style:family="paragraph" style:parent-style-name="Standard">
      <style:text-properties officeooo:paragraph-rsid="001dcba9"/>
    </style:style>
    <style:style style:name="P7" style:family="paragraph" style:parent-style-name="Standard">
      <style:text-properties officeooo:paragraph-rsid="001f0e37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fo:font-size="12pt" style:font-size-asian="12pt" style:font-size-complex="12pt"/>
    </style:style>
    <style:style style:name="T3" style:family="text">
      <style:text-properties fo:color="#000000" style:text-underline-style="none"/>
    </style:style>
    <style:style style:name="T4" style:family="text">
      <style:text-properties fo:color="#000000" style:text-underline-style="none" officeooo:rsid="001bd4e6"/>
    </style:style>
    <style:style style:name="T5" style:family="text">
      <style:text-properties fo:color="#000000" style:text-underline-style="none" officeooo:rsid="001d8168"/>
    </style:style>
    <style:style style:name="T6" style:family="text">
      <style:text-properties fo:color="#000000" style:text-underline-style="none" officeooo:rsid="001dcba9"/>
    </style:style>
    <style:style style:name="T7" style:family="text">
      <style:text-properties fo:color="#000000" style:text-underline-style="none" officeooo:rsid="001e2487"/>
    </style:style>
    <style:style style:name="T8" style:family="text">
      <style:text-properties officeooo:rsid="001d8168"/>
    </style:style>
    <style:style style:name="T9" style:family="text">
      <style:text-properties officeooo:rsid="001e24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ibliography</text:p>
      <text:p text:style-name="P1">Sentdex. n.d. Home. Retrieved from </text:p>
      <text:p text:style-name="P1"><text:tab/><text:a xlink:type="simple" xlink:href="https://www.youtube.com/channel/UCfzlCWGWYyIQ0aLC5w48gBQ" text:style-name="Internet_20_link" text:visited-style-name="Visited_20_Internet_20_Link">https://www.youtube.com/channel/UCfzlCWGWYyIQ0aLC5w48gBQ</text:a></text:p>
      <text:p text:style-name="P2">Python Software Foundation. Nov 26, 2017. <text:span text:style-name="T1">15.1.</text:span><text:span text:style-name="T2"> </text:span><text:span text:style-name="Source_20_Text"><text:span text:style-name="T2">os </text:span></text:span><text:span text:style-name="T2">— Miscellaneous operating system interfaces.</text:span> <text:tab/>Retrieved from <text:a xlink:type="simple" xlink:href="https://docs.python.org/2/library/os.html" text:style-name="Internet_20_link" text:visited-style-name="Visited_20_Internet_20_Link">https://docs.python.org/2/library/os.html</text:a></text:p>
      <text:p text:style-name="P3"><text:span text:style-name="T8">Armin Ronacher. </text:span><text:span text:style-name="T5">(2008, October 10). </text:span><text:span text:style-name="T8">StackOverflow. </text:span><text:a xlink:type="simple" xlink:href="https://stackoverflow.com/questions/159137/getting-mac-address" text:style-name="Internet_20_link" text:visited-style-name="Visited_20_Internet_20_Link"><text:span text:style-name="T3">Getting MAC Addres</text:span></text:a><text:span text:style-name="T4">s. </text:span><text:span text:style-name="T5">Retrieved from </text:span></text:p>
      <text:p text:style-name="P3"><text:span text:style-name="T5"><text:tab/></text:span><text:a xlink:type="simple" xlink:href="https://stackoverflow.com/questions/159137/getting-mac-address" text:style-name="Internet_20_link" text:visited-style-name="Visited_20_Internet_20_Link">https://stackoverflow.com/questions/159137/getting-mac-address</text:a></text:p>
      <text:p text:style-name="P3"><text:span text:style-name="T8">Matsjoyce. </text:span><text:span text:style-name="T5">(2015, March 15). </text:span><text:span text:style-name="T8">StackOverflow. Python – Get mac address</text:span><text:span text:style-name="T4">. </text:span><text:span text:style-name="T5">Retrieved from </text:span></text:p>
      <text:p text:style-name="P3"><text:span text:style-name="T5"><text:tab/></text:span><text:a xlink:type="simple" xlink:href="https://stackoverflow.com/questions/28927958/python-get-mac-address" text:style-name="Internet_20_link" text:visited-style-name="Visited_20_Internet_20_Link">https://stackoverflow.com/questions/28927958/python-get-mac-address</text:a></text:p>
      <text:p text:style-name="P4"><text:span text:style-name="T5">V</text:span><text:span text:style-name="T6">inko Vrsalovic (2008, October 3)</text:span><text:span text:style-name="T5">. </text:span><text:span text:style-name="T6">StackOverflow. Finding local IP addresses using Python’s stdlib. </text:span></text:p>
      <text:p text:style-name="P4"><text:span text:style-name="T6"><text:tab/>Retrieved from </text:span><text:a xlink:type="simple" xlink:href="https://stackoverflow.com/questions/166506/finding-local-ip-addresses-using-" text:style-name="Internet_20_link" text:visited-style-name="Visited_20_Internet_20_Link">https://stackoverflow.com/questions/166506/finding-local-ip-addresses-using-</text:a></text:p>
      <text:p text:style-name="P4"><text:span text:style-name="T6"><text:tab/></text:span><text:a xlink:type="simple" xlink:href="https://stackoverflow.com/questions/166506/finding-local-ip-addresses-using-pythons-stdlib" text:style-name="Internet_20_link" text:visited-style-name="Visited_20_Internet_20_Link">pythons-stdlib</text:a></text:p>
      <text:p text:style-name="P4"><text:span text:style-name="T6">Zags. (2008, March 31)</text:span><text:span text:style-name="T5">. </text:span><text:span text:style-name="T6">StackOverflow. Finding local IP addresses using Python’s stdlib. Retrieved </text:span></text:p>
      <text:p text:style-name="P4"><text:span text:style-name="T6"><text:tab/>from </text:span><text:a xlink:type="simple" xlink:href="https://stackoverflow.com/questions/166506/finding-local-ip-addresses-using-pythons-" text:style-name="Internet_20_link" text:visited-style-name="Visited_20_Internet_20_Link">https://stackoverflow.com/questions/166506/finding-local-ip-addresses-using-pythons-</text:a></text:p>
      <text:p text:style-name="P4"><text:span text:style-name="T6"><text:tab/></text:span><text:a xlink:type="simple" xlink:href="https://stackoverflow.com/questions/166506/finding-local-ip-addresses-using-pythons-stdlib" text:style-name="Internet_20_link" text:visited-style-name="Visited_20_Internet_20_Link">stdlib</text:a></text:p>
      <text:p text:style-name="P7"><text:span text:style-name="T9">Laria. Github. (2017, May 30). </text:span>Tetris implementation in Python. <text:span text:style-name="T6">Retrieved from </text:span></text:p>
      <text:p text:style-name="P7"><text:span text:style-name="T6"><text:tab/></text:span><text:a xlink:type="simple" xlink:href="https://gist.github.com/silvasur/565419" text:style-name="Internet_20_link" text:visited-style-name="Visited_20_Internet_20_Link">https://gist.github.com/silvasur/565419</text:a><text:span text:style-name="T7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3:41:17.843872641</meta:creation-date>
    <dc:date>2017-11-26T17:27:17.204640955</dc:date>
    <meta:editing-duration>PT1H36M1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91" meta:character-count="1083" meta:non-whitespace-character-count="990"/>
  </office:meta>
</office:document-meta>
</file>